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0dca29" officeooo:paragraph-rsid="000dca29"/>
    </style:style>
    <style:style style:name="P7" style:family="paragraph" style:parent-style-name="Table_20_Contents">
      <style:text-properties officeooo:rsid="000e59db" officeooo:paragraph-rsid="000e59db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10021a" officeooo:paragraph-rsid="0010021a"/>
    </style:style>
    <style:style style:name="P10" style:family="paragraph" style:parent-style-name="Table_20_Contents">
      <style:text-properties officeooo:rsid="0010dcea" officeooo:paragraph-rsid="0010dcea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Julio Antonio Fresned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a) Usando “uptime -s” sale:</text:p>
            <text:p text:style-name="P6">2017-01-07 09:09:13</text:p>
            <text:p text:style-name="P6"/>
            <text:p text:style-name="P6">b) Usando “w”, obtenemos:</text:p>
            <text:p text:style-name="P6">09:45:00 up 35 min, <text:s/>1 user, <text:s/>load average: 0,29, 0,25, 0,20</text:p>
            <text:p text:style-name="P6">USUARIO <text:s/>TTY <text:s text:c="5"/>DE <text:s text:c="14"/>LOGIN@ <text:s text:c="2"/>IDLE <text:s text:c="2"/>JCPU <text:s text:c="2"/>PCPU WHAT</text:p>
            <text:p text:style-name="P6">julioxxx tty7 <text:s text:c="4"/>:0 <text:s text:c="14"/>10:09 <text:s text:c="4"/>? <text:s text:c="4"/>1:28 <text:s text:c="2"/>0.11s /sbin/upstart</text:p>
            <text:p text:style-name="P6"/>
            <text:p text:style-name="P6">Se puede leer en “1 user” que sólo hay un usuario trabajando</text:p>
            <text:p text:style-name="P6"/>
            <text:p text:style-name="P6">c) 0,20. Éste dato lo sabemos ya que se puede leer en el apartado anterior, en load average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Siguiendo el árbol, se puede ver que la jerarquía es correcta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A) Usando mpstat, en la columna %irq el dato es de 0,00 (ordenador recién reiniciado)</text:p>
            <text:p text:style-name="P9">B) Usando mpstat, en la columna %soft el dato es de 0,09</text:p>
            <text:p text:style-name="P9">C) Usando top, en la cabecera sale: KiB Swap: <text:s/>5980156 total, <text:s/>5980156 free, <text:s text:c="7"/>0 used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9">procs -----------memory---------- ---swap-- -----io---- -system-- ------cpu-----</text:p>
            <text:p text:style-name="P9"><text:s/>r <text:s/>b <text:s text:c="2"/>swpd <text:s/>libre búfer caché <text:s text:c="2"/>si <text:s text:c="2"/>so <text:s text:c="3"/>bi <text:s text:c="3"/>bo <text:s text:c="2"/>in <text:s text:c="2"/>cs us sy id wa st</text:p>
            <text:p text:style-name="P9"><text:s/>0 <text:s/>0 <text:s text:c="5"/>0 6139384 <text:s/>67708 1005400 <text:s text:c="3"/>0 <text:s text:c="3"/>0 <text:s text:c="2"/>364 <text:s text:c="3"/>58 <text:s/>135 <text:s/>325 <text:s/>4 <text:s/>2 94 <text:s/>0 <text:s/>0</text:p>
            <text:p text:style-name="P9"><text:s/>0 <text:s/>0 <text:s text:c="5"/>0 6139384 <text:s/>67708 1005404 <text:s text:c="3"/>0 <text:s text:c="3"/>0 <text:s text:c="4"/>0 <text:s text:c="4"/>0 <text:s/>146 <text:s/>218 <text:s/>0 <text:s/>0 99 <text:s/>0 <text:s/>0</text:p>
            <text:p text:style-name="P9"><text:s/>0 <text:s/>0 <text:s text:c="5"/>0 6139212 <text:s/>67708 1005532 <text:s text:c="3"/>0 <text:s text:c="3"/>0 <text:s text:c="3"/>70 <text:s text:c="4"/>2 <text:s/>144 <text:s/>231 <text:s/>0 <text:s/>0 99 <text:s/>0 <text:s/>0</text:p>
            <text:p text:style-name="P9"><text:s/>0 <text:s/>0 <text:s text:c="5"/>0 6139212 <text:s/>67716 1005524 <text:s text:c="3"/>0 <text:s text:c="3"/>0 <text:s text:c="4"/>0 <text:s text:c="3"/>58 <text:s/>124 <text:s/>147 <text:s/>0 <text:s/>0 100 <text:s/>0 <text:s/>0</text:p>
            <text:p text:style-name="P9"><text:s/>0 <text:s/>0 <text:s text:c="5"/>0 6139228 <text:s/>67716 1005532 <text:s text:c="3"/>0 <text:s text:c="3"/>0 <text:s text:c="4"/>0 <text:s text:c="4"/>0 <text:s/>114 <text:s/>149 <text:s/>0 <text:s/>0 100 <text:s/>0 <text:s/>0</text:p>
            <text:p text:style-name="P9"><text:s/>1 <text:s/>0 <text:s text:c="5"/>0 6139196 <text:s/>67716 1005532 <text:s text:c="3"/>0 <text:s text:c="3"/>0 <text:s text:c="4"/>0 <text:s text:c="4"/>0 <text:s/>185 <text:s/>212 <text:s/>0 <text:s/>3 97 <text:s/>0 <text:s/>0</text:p>
            <text:p text:style-name="P9"><text:s/>0 <text:s/>0 <text:s text:c="5"/>0 6139320 <text:s/>67724 1005588 <text:s text:c="3"/>0 <text:s text:c="3"/>0 <text:s text:c="4"/>0 <text:s text:c="4"/>6 <text:s/>261 <text:s/>338 <text:s/>0 <text:s/>5 95 <text:s/>0 <text:s/>0</text:p>
            <text:p text:style-name="P9"><text:s/>0 <text:s/>0 <text:s text:c="5"/>0 6146916 <text:s/>67724 997504 <text:s text:c="3"/>0 <text:s text:c="3"/>0 <text:s text:c="4"/>0 <text:s text:c="4"/>0 <text:s/>192 <text:s/>228 <text:s/>0 <text:s/>4 96 <text:s/>0 <text:s/>0</text:p>
            <text:p text:style-name="P9"><text:s/>0 <text:s/>0 <text:s text:c="5"/>0 6146916 <text:s/>67724 997504 <text:s text:c="3"/>0 <text:s text:c="3"/>0 <text:s text:c="4"/>0 <text:s text:c="4"/>0 <text:s/>102 <text:s text:c="2"/>86 <text:s/>0 <text:s/>0 100 <text:s/>0 <text:s/>0</text:p>
            <text:p text:style-name="P9"><text:s/>0 <text:s/>0 <text:s text:c="5"/>0 6146932 <text:s/>67732 997504 <text:s text:c="3"/>0 <text:s text:c="3"/>0 <text:s text:c="4"/>0 <text:s text:c="4"/>6 <text:s/>110 <text:s/>127 <text:s/>0 <text:s/>0 100 <text:s/>0 <text:s/>0</text:p>
            <text:p text:style-name="P9"><text:s/>0 <text:s/>0 <text:s text:c="5"/>0 6146940 <text:s/>67732 997512 <text:s text:c="3"/>0 <text:s text:c="3"/>0 <text:s text:c="4"/>0 <text:s text:c="3"/>64 <text:s/>114 <text:s text:c="2"/>98 <text:s/>0 <text:s/>0 100 <text:s/>0 <text:s/>0</text:p>
            <text:p text:style-name="P9"><text:s/>0 <text:s/>0 <text:s text:c="5"/>0 6146940 <text:s/>67732 997512 <text:s text:c="3"/>0 <text:s text:c="3"/>0 <text:s text:c="4"/>0 <text:s text:c="4"/>0 <text:s text:c="2"/>98 <text:s text:c="2"/>79 <text:s/>0 <text:s/>0 100 <text:s/>0 <text:s/>0</text:p>
            <text:p text:style-name="P9"><text:s/>0 <text:s/>0 <text:s text:c="5"/>0 6148552 <text:s/>67740 995868 <text:s text:c="3"/>0 <text:s text:c="3"/>0 <text:s text:c="4"/>0 <text:s text:c="4"/>6 <text:s/>109 <text:s/>101 <text:s/>0 <text:s/>0 100 <text:s/>0 <text:s/>0</text:p>
            <text:p text:style-name="P9"><text:s/>0 <text:s/>0 <text:s text:c="5"/>0 6148552 <text:s/>67740 995868 <text:s text:c="3"/>0 <text:s text:c="3"/>0 <text:s text:c="4"/>0 <text:s text:c="4"/>0 <text:s/>106 <text:s text:c="2"/>96 <text:s/>0 <text:s/>0 100 <text:s/>0 <text:s/>0</text:p>
            <text:p text:style-name="P9"><text:s/>0 <text:s/>0 <text:s text:c="5"/>0 6148552 <text:s/>67740 995808 <text:s text:c="3"/>0 <text:s text:c="3"/>0 <text:s text:c="4"/>0 <text:s text:c="4"/>0 <text:s/>106 <text:s/>127 <text:s/>0 <text:s/>0 100 <text:s/>0 <text:s/>0</text:p>
            <text:p text:style-name="P9"><text:s/>0 <text:s/>0 <text:s text:c="5"/>0 6148116 <text:s/>67756 995956 <text:s text:c="3"/>0 <text:s text:c="3"/>0 <text:s text:c="4"/>0 <text:s text:c="2"/>102 <text:s/>114 <text:s/>117 <text:s/>0 <text:s/>0 100 <text:s/>0 <text:s/>0</text:p>
            <text:p text:style-name="P9"><text:s/>0 <text:s/>0 <text:s text:c="5"/>0 6148116 <text:s/>67756 995956 <text:s text:c="3"/>0 <text:s text:c="3"/>0 <text:s text:c="4"/>0 <text:s text:c="4"/>0 <text:s/>100 <text:s text:c="2"/>86 <text:s/>0 <text:s/>0 100 <text:s/>0 <text:s/>0</text:p>
            <text:p text:style-name="P9"><text:s/>0 <text:s/>0 <text:s text:c="5"/>0 6150868 <text:s/>67764 993132 <text:s text:c="3"/>0 <text:s text:c="3"/>0 <text:s text:c="4"/>0 <text:s text:c="3"/>70 <text:s/>108 <text:s/>100 <text:s/>0 <text:s/>0 100 <text:s/>0 <text:s/>0</text:p>
            <text:p text:style-name="P9"><text:s/>0 <text:s/>0 <text:s text:c="5"/>0 6150844 <text:s/>67764 993144 <text:s text:c="3"/>0 <text:s text:c="3"/>0 <text:s text:c="4"/>0 <text:s text:c="4"/>0 <text:s/>105 <text:s text:c="2"/>92 <text:s/>0 <text:s/>0 100 <text:s/>0 <text:s/>0</text:p>
            <text:p text:style-name="P9"><text:s/>0 <text:s/>0 <text:s text:c="5"/>0 6150844 <text:s/>67764 993144 <text:s text:c="3"/>0 <text:s text:c="3"/>0 <text:s text:c="4"/>0 <text:s text:c="4"/>0 <text:s text:c="2"/>99 <text:s text:c="2"/>86 <text:s/>0 <text:s/>0 100 <text:s/>0 <text:s/>0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A) ls -ult</text:p>
            <text:p text:style-name="P10">B) ls -clt</text:p>
            <text:p text:style-name="Table_20_Contents"/>
            <text:p text:style-name="Table_20_Contents"/>
            <text:p text:style-name="Table_20_Contents"><text:soft-page-break/></text:p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0</meta:editing-cycles>
    <meta:creation-date>2011-10-05T09:46:35.67</meta:creation-date>
    <meta:editing-duration>PT21H34M17S</meta:editing-duration>
    <meta:generator>LibreOffice/5.1.4.2$Linux_X86_64 LibreOffice_project/10m0$Build-2</meta:generator>
    <dc:date>2017-01-07T10:36:45.318576098</dc:date>
    <meta:print-date>2011-10-06T10:39:21.37</meta:print-date>
    <meta:document-statistic meta:table-count="14" meta:image-count="1" meta:object-count="0" meta:page-count="4" meta:paragraph-count="57" meta:word-count="671" meta:character-count="3586" meta:non-whitespace-character-count="2322"/>
    <meta:user-defined meta:name="Información 1"/>
    <meta:user-defined meta:name="Información 2"/>
    <meta:user-defined meta:name="Información 3"/>
    <meta:user-defined meta:name="Información 4"/>
  </office:meta>
</office:document-meta>
</file>